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6.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office:automatic-styles>
  <office:body>
    <office:text>
      <text:p text:style-name="P1"><text:span text:style-name="T1"><text:tab/><text:tab/><text:tab/><text:tab/></text:span><text:span text:style-name="T2">E- Commerce</text:span></text:p>
      <text:p text:style-name="P1"><text:span text:style-name="T3"/></text:p>
      <text:p text:style-name="P1"><text:span text:style-name="T4">Abstract:-</text:span></text:p>
      <text:p text:style-name="P2"><text:span text:style-name="T5"><text:s text:c="16"/></text:span><text:span text:style-name="T6">Electronic Commerce is<text:s text:c="2"/>process of doing business through Internet. A person can have the acess to buy the products online by sitting in a chair in his home. By this system, we can reduce the physical work of the person i.e buying the goods in online.</text:span></text:p>
      <text:p text:style-name="P2"><text:span text:style-name="T6"><text:s text:c="28"/>In this system we need not to work physically to buy the goods. Here the person can access all the types of information about quality, price, rating, discounts and warranty. Everyone can also check the review befor purchasing a product. The person who wants to buy a product can visit two/three websites to check the price, rating and discounts. Here in this system we can update, delte and modify the information.</text:span></text:p>
      <text:p text:style-name="P2"><text:span text:style-name="T6"><text:s text:c="30"/>In E-Commerce system<text:s text:c="2"/>we have the feedback form about the products and also have a login page to get into the website. So, this system is very useful for everyone so that they can save their money and time by purchasing online</text:span><text:span text:style-name="T7">.</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